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/>
    </style:style>
    <style:style style:name="P2" style:family="paragraph" style:parent-style-name="Standard">
      <style:text-properties style:font-name="Liberation Serif1"/>
    </style:style>
    <style:style style:name="T1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Ĉ</text:p>
      <text:p text:style-name="P1">ĉ</text:p>
      <text:p text:style-name="P1">Ĥ</text:p>
      <text:p text:style-name="P1">ĥ</text:p>
      <text:p text:style-name="P1">Ŝ</text:p>
      <text:p text:style-name="P1">ŝ</text:p>
      <text:p text:style-name="P1">Ĝ</text:p>
      <text:p text:style-name="P1">ĝ</text:p>
      <text:p text:style-name="P1">Senĉesa</text:p>
      <text:p text:style-name="P1">Ŭ</text:p>
      <text:p text:style-name="P1">ŭ</text:p>
      <text:p text:style-name="P1">Ĝi</text:p>
      <text:p text:style-name="P1"/>
      <text:p text:style-name="P1">armaĵon</text:p>
      <text:p text:style-name="P1">Armaĵon</text:p>
      <text:p text:style-name="P1">Ĉu</text:p>
      <text:p text:style-name="P1"><text:span text:style-name="T1">ĉ</text:span>u</text:p>
      <text:p text:style-name="P1">Adiaŭ</text:p>
      <text:p text:style-name="P1">Ĝis revido</text:p>
      <text:p text:style-name="P1">ŝlosilo karto</text:p>
      <text:p text:style-name="P1"/>
      <text:p text:style-name="P1">poŝ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8T13:31:52.430000000</meta:creation-date>
    <meta:editing-duration>P11DT10H16M11S</meta:editing-duration>
    <meta:editing-cycles>4</meta:editing-cycles>
    <meta:generator>OpenOffice/4.1.2$Win32 OpenOffice.org_project/412m3$Build-9782</meta:generator>
    <dc:date>2016-05-27T07:41:43.17</dc:date>
    <dc:creator>Jeff K</dc:creator>
    <meta:document-statistic meta:table-count="0" meta:image-count="0" meta:object-count="0" meta:page-count="1" meta:paragraph-count="20" meta:word-count="22" meta:character-count="69"/>
  </office:meta>
</office:document-meta>
</file>